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020" officeooo:paragraph-rsid="000890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csv</text:p>
      <text:p text:style-name="P1"><text:a xlink:type="simple" xlink:href="https://docs.python.org/es/3.9/library/csv.html" text:style-name="Internet_20_link" text:visited-style-name="Visited_20_Internet_20_Link">https://docs.python.org/es/3.9/library/csv.html</text:a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09:13:36.415045582</meta:creation-date>
    <dc:date>2021-08-19T09:14:47.236338926</dc:date>
    <meta:editing-duration>PT1M1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" meta:word-count="3" meta:character-count="57" meta:non-whitespace-character-count="56"/>
  </office:meta>
</office:document-meta>
</file>